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058cd7" officeooo:paragraph-rsid="00058cd7"/>
    </style:style>
    <style:style style:name="P2" style:family="paragraph" style:parent-style-name="Standard" style:list-style-name="L1">
      <style:text-properties officeooo:paragraph-rsid="00071133"/>
    </style:style>
    <style:style style:name="P3" style:family="paragraph" style:parent-style-name="Standard">
      <style:text-properties officeooo:paragraph-rsid="00071133"/>
    </style:style>
    <style:style style:name="P4" style:family="paragraph" style:parent-style-name="Standard">
      <style:text-properties officeooo:rsid="000a4424" officeooo:paragraph-rsid="000a4424"/>
    </style:style>
    <style:style style:name="P5" style:family="paragraph" style:parent-style-name="Standard">
      <style:text-properties officeooo:rsid="000a4424" officeooo:paragraph-rsid="000bf2b3"/>
    </style:style>
    <style:style style:name="P6" style:family="paragraph" style:parent-style-name="Standard">
      <style:text-properties officeooo:paragraph-rsid="000a4424"/>
    </style:style>
    <style:style style:name="P7" style:family="paragraph" style:parent-style-name="Standard">
      <style:text-properties officeooo:rsid="000bf2b3" officeooo:paragraph-rsid="000bf2b3"/>
    </style:style>
    <style:style style:name="P8" style:family="paragraph" style:parent-style-name="Standard">
      <style:text-properties officeooo:rsid="000d7f7a" officeooo:paragraph-rsid="000d7f7a"/>
    </style:style>
    <style:style style:name="P9" style:family="paragraph" style:parent-style-name="Standard">
      <style:text-properties officeooo:rsid="000f06b1" officeooo:paragraph-rsid="000f06b1"/>
    </style:style>
    <style:style style:name="P10" style:family="paragraph" style:parent-style-name="Standard">
      <style:text-properties officeooo:rsid="000f5e26" officeooo:paragraph-rsid="000f5e26"/>
    </style:style>
    <style:style style:name="P11" style:family="paragraph" style:parent-style-name="Standard">
      <style:text-properties officeooo:rsid="00107b07" officeooo:paragraph-rsid="00107b07"/>
    </style:style>
    <style:style style:name="P12" style:family="paragraph" style:parent-style-name="Standard">
      <style:text-properties officeooo:rsid="00126c51" officeooo:paragraph-rsid="00126c51"/>
    </style:style>
    <style:style style:name="P13" style:family="paragraph" style:parent-style-name="Standard">
      <style:text-properties officeooo:rsid="00149f4a" officeooo:paragraph-rsid="00149f4a"/>
    </style:style>
    <style:style style:name="P14" style:family="paragraph" style:parent-style-name="Standard">
      <style:text-properties officeooo:rsid="0014c600" officeooo:paragraph-rsid="0014c600"/>
    </style:style>
    <style:style style:name="P15" style:family="paragraph" style:parent-style-name="Standard">
      <style:text-properties officeooo:rsid="00150e29" officeooo:paragraph-rsid="00150e29"/>
    </style:style>
    <style:style style:name="P16" style:family="paragraph" style:parent-style-name="Standard">
      <style:text-properties officeooo:rsid="0016b9ca" officeooo:paragraph-rsid="0016b9ca"/>
    </style:style>
    <style:style style:name="P17" style:family="paragraph" style:parent-style-name="Standard" style:list-style-name="L3">
      <style:text-properties officeooo:rsid="0016f29a" officeooo:paragraph-rsid="0016f29a"/>
    </style:style>
    <style:style style:name="P18" style:family="paragraph" style:parent-style-name="Standard" style:list-style-name="L3">
      <style:text-properties officeooo:rsid="00180a3c" officeooo:paragraph-rsid="00180a3c"/>
    </style:style>
    <style:style style:name="P19" style:family="paragraph" style:parent-style-name="Standard" style:list-style-name="L3">
      <style:text-properties officeooo:rsid="00193ef0" officeooo:paragraph-rsid="00193ef0"/>
    </style:style>
    <style:style style:name="P20" style:family="paragraph" style:parent-style-name="Standard" style:list-style-name="L3">
      <style:text-properties officeooo:rsid="001aff7f" officeooo:paragraph-rsid="001aff7f"/>
    </style:style>
    <style:style style:name="P21" style:family="paragraph" style:parent-style-name="Standard" style:list-style-name="L3">
      <style:text-properties officeooo:rsid="001ccab8" officeooo:paragraph-rsid="001ccab8"/>
    </style:style>
    <style:style style:name="P22" style:family="paragraph" style:parent-style-name="Standard">
      <style:text-properties officeooo:rsid="001e37ac" officeooo:paragraph-rsid="001e37ac"/>
    </style:style>
    <style:style style:name="P23" style:family="paragraph" style:parent-style-name="Standard">
      <style:text-properties officeooo:rsid="00201e65" officeooo:paragraph-rsid="00201e65"/>
    </style:style>
    <style:style style:name="T1" style:family="text">
      <style:text-properties officeooo:rsid="00238bb3"/>
    </style:style>
    <style:style style:name="T2" style:family="text">
      <style:text-properties officeooo:rsid="000a4424"/>
    </style:style>
    <style:style style:name="T3" style:family="text">
      <style:text-properties officeooo:rsid="000bf2b3"/>
    </style:style>
    <style:style style:name="T4" style:family="text">
      <style:text-properties officeooo:rsid="000d7f7a"/>
    </style:style>
    <style:style style:name="T5" style:family="text">
      <style:text-properties officeooo:rsid="000faab2"/>
    </style:style>
    <style:style style:name="T6" style:family="text">
      <style:text-properties officeooo:rsid="00136a78"/>
    </style:style>
    <style:style style:name="T7" style:family="text">
      <style:text-properties officeooo:rsid="001b4bd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Review Questions</text:h>
      <text:p text:style-name="P6"><text:span text:style-name="T2">1) What are the main benefits of using a DBMS to manage data in applications involving extensive data access?</text:span></text:p>
      <text:p text:style-name="P6">Using a DBMS to manage data <text:span text:style-name="T1">has</text:span> many advantages: </text:p>
      <text:list text:style-name="L1">
        <text:list-item>
          <text:p text:style-name="P2">Data Independence: Application programs should not, ideally, be exposed to details of data representation and storage.The <text:span text:style-name="T1">DBMS</text:span> provides an abstract view of the data that hides such details.</text:p>
        </text:list-item>
        <text:list-item>
          <text:p text:style-name="P2">Efficient Data Access: A DBMS utilizes a variety of sophisticated techniques to store and retrieve data efficiently. </text:p>
        </text:list-item>
        <text:list-item>
          <text:p text:style-name="P2">Data Integrity and Security: If data is always accessed through the DBMS, the DBMS can enforce integrity constraints. Also, it can enforce access <text:span text:style-name="T1">control</text:span> that govern what data is visible to different classes of users. </text:p>
        </text:list-item>
        <text:list-item>
          <text:p text:style-name="P2">Concurrent Access and Crash Recovery: A DBMS schedules concurrent accesses to the data in such a manner that users can think of the data as being accessed by only one user at a time. Further, the DBMS protects users from the effects of system failures. </text:p>
        </text:list-item>
        <text:list-item>
          <text:p text:style-name="P2">Reduced Application Development Time: Clearly, the DBMS supports important functions that are common to many applications accessing data in the DBMS. This, in conjunction with the high-level interface to the data, facilitates quick application development. DBMS applications are also likely to be more robust than similar stand-alone applications because many important tasks are handled by the DBMS.</text:p>
        </text:list-item>
      </text:list>
      <text:p text:style-name="P3"/>
      <text:p text:style-name="P5">2) <text:span text:style-name="T3">When would you store data in a DBMS instead of in operating system files and vice-versa?</text:span></text:p>
      <text:p text:style-name="P5">When the volume of and the number of users is big. When DBMS is sufficient for the requirements of the application, and the application does not require high performance custom data access code or</text:p>
      <text:p text:style-name="P4">queries that are difficult to express using DBMS’s supported query <text:span text:style-name="T3">language</text:span>.</text:p>
      <text:p text:style-name="P7">On the other hand, if applications requires better performance that can be achieved through custom application code for data access or queries that cannot be expressed with query language supported by DBMS, then operating file system and application code is a better choice.</text:p>
      <text:p text:style-name="P4"/>
      <text:p text:style-name="P4">3)<text:span text:style-name="T4">What is a data model? What is the relational data model? What is a data independence and how does a DBMS support it?</text:span></text:p>
      <text:p text:style-name="P4"/>
      <text:p text:style-name="P8">A data model is a collection of high-level data description constructs that hide many low-level storage details. DBMS allows users to define the data to be stored in terms of a data model.</text:p>
      <text:p text:style-name="P9">Relational data model is one of the data models that are supported by relational DBMSs and uses as its main description construct – relation.</text:p>
      <text:p text:style-name="P9"/>
      <text:p text:style-name="P10">Data independence insulates application programs from changes in the way that data is structured and/or stored. <text:span text:style-name="T5">DBMS achieve data independence through use of the three levels of data abstraction: conceptual schema, the external schema and the physical schema.</text:span></text:p>
      <text:p text:style-name="P10"/>
      <text:p text:style-name="P11">4)Explain the advantages of using a query language instead of custom programs to process data.</text:p>
      <text:p text:style-name="P11">DBMS takes care to evaluate queries as efficiently as possible.</text:p>
      <text:p text:style-name="P11"/>
      <text:p text:style-name="P11">5)What is a transaction? What guarantees does a DBMS offer with respect to transactions?</text:p>
      <text:p text:style-name="P12">A transaction is anyone execution of a user program in a DBMS. This is the basic unit of change as seen by the DBMS.</text:p>
      <text:p text:style-name="P12"><text:soft-page-break/><text:span text:style-name="T6">Either all </text:span>actions of the transactions succeed or the transaction is canceled(rolled back).</text:p>
      <text:p text:style-name="P12"/>
      <text:p text:style-name="P13">6)What are locks in a DBMS, and why are they used? What is write-ahead-logging, and why is it used? What is a checkpointing and why is it used?</text:p>
      <text:p text:style-name="P13">A lock is a mechanism used to control access to database objects. They ensure that,even though actions of several transactions might be interleaved, the net effect is identical to executing all transactions in some serial order.</text:p>
      <text:p text:style-name="P13"/>
      <text:p text:style-name="P14">WAL is a technique used by DBMS in which each write action must be recorded in the log before the corresponding change is reflected in the database itself. This allows DBMS to recover from system crushes and bring database to consistent state.</text:p>
      <text:p text:style-name="P14"/>
      <text:p text:style-name="P15">Checkpointing is a process that forces some information to disk to reduce the time required to recover from a crash.</text:p>
      <text:p text:style-name="P15"/>
      <text:p text:style-name="P16">7)Identify the main components in a DBMS and briefly explain what they do.</text:p>
      <text:list text:style-name="L3">
        <text:list-item>
          <text:p text:style-name="P17">Parser – parses the issued query.</text:p>
        </text:list-item>
        <text:list-item>
          <text:p text:style-name="P17">Query Optimizer – uses information about how the data is stored to produce an efficient execution plan for evaluating an issued query.</text:p>
        </text:list-item>
        <text:list-item>
          <text:p text:style-name="P18">File and Access method layer – this layer supports the concept of a file. In addition to keeping track of the pages in a file, this layer organizes the information within a page.</text:p>
        </text:list-item>
        <text:list-item>
          <text:p text:style-name="P19">Buffer manager – brings pages in from disk to main memory as needed in response to read requests.</text:p>
        </text:list-item>
        <text:list-item>
          <text:p text:style-name="P20">Disk Space Manager – deals with management of space on disk where data is stored. <text:span text:style-name="T7">Higher layers allocate, deallocate,read and write pages through this layer.</text:span></text:p>
        </text:list-item>
        <text:list-item>
          <text:p text:style-name="P21">Transaction manager – ensures that transactions request and release according to a suitable locking protocol and schedules the execution of transactions.</text:p>
        </text:list-item>
        <text:list-item>
          <text:p text:style-name="P21">Lock Manager – keeps track of requests for locks and grants locks on database objects when they become available.</text:p>
        </text:list-item>
        <text:list-item>
          <text:p text:style-name="P21">Recovery Manager – responsible for maintaining a log and restoring the system to a consistent state after a crash.</text:p>
        </text:list-item>
      </text:list>
      <text:p text:style-name="P22"/>
      <text:p text:style-name="P22">8)Explain the different roles of database administrator, application programmers and end users of a database. Who needs to know the most about the database system?</text:p>
      <text:p text:style-name="P22"/>
      <text:p text:style-name="P23">End users <text:s/>are people who use the DBMS or the database application to derive value from the data stored in them.</text:p>
      <text:p text:style-name="P23"/>
      <text:p text:style-name="P23">Application programmers are writing software that uses DBMS to store data or issues queries to DBMS.</text:p>
      <text:p text:style-name="P23"/>
      <text:p text:style-name="P23">Database administrators maintain the DBMS and make changes to it as requirements change.</text:p>
      <text:p text:style-name="P23"/>
      <text:p text:style-name="P23">The user that needs to know the most about database systems is database administrator.</text:p>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2T13:19:47.042355350</meta:creation-date>
    <dc:date>2023-09-22T13:53:05.828110962</dc:date>
    <meta:editing-duration>PT33M8S</meta:editing-duration>
    <meta:editing-cycles>26</meta:editing-cycles>
    <meta:generator>LibreOffice/7.5.5.2$Linux_X86_64 LibreOffice_project/50$Build-2</meta:generator>
    <meta:document-statistic meta:table-count="0" meta:image-count="0" meta:object-count="0" meta:page-count="2" meta:paragraph-count="39" meta:word-count="906" meta:character-count="5496" meta:non-whitespace-character-count="4628"/>
  </office:meta>
</office:document-meta>
</file>